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/>
    <style:style style:name="P3" style:parent-style-name="Textbody" style:family="paragraph"/>
    <style:style style:name="TableColumn5" style:family="table-column">
      <style:table-column-properties style:column-width="1.3381in" style:use-optimal-column-width="false"/>
    </style:style>
    <style:style style:name="TableColumn6" style:family="table-column">
      <style:table-column-properties style:column-width="1.3388in" style:use-optimal-column-width="false"/>
    </style:style>
    <style:style style:name="TableColumn7" style:family="table-column">
      <style:table-column-properties style:column-width="0.9826in" style:use-optimal-column-width="false"/>
    </style:style>
    <style:style style:name="TableColumn8" style:family="table-column">
      <style:table-column-properties style:column-width="1.6944in" style:use-optimal-column-width="false"/>
    </style:style>
    <style:style style:name="TableColumn9" style:family="table-column">
      <style:table-column-properties style:column-width="1.3402in" style:use-optimal-column-width="false"/>
    </style:style>
    <style:style style:name="Table4" style:family="table">
      <style:table-properties style:width="6.6944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Nichtfunktionale / Sicherheitsanforderungen</text:p>
      <text:h text:style-name="Überschrift1" text:outline-level="1">Anforderungen</text:h>
      <text:h text:style-name="Überschrift2" text:outline-level="2">Alle Fehler sollen geloggt werden.</text:h>
      <text:p text:style-name="Textbody">Details:</text:p>
      <text:list text:style-name="LFO2" text:continue-numbering="true">
        <text:list-item>
          <text:p text:style-name="P2">Die Fehler werden in der Logdatei errors.dat im gleichen Verzeichnis wie die anderen Logdateien abgelegt. <text:s/></text:p>
        </text:list-item>
        <text:list-item>
          <text:p text:style-name="P3">Die Datei wird<text:s/>wöchentlich archiviert und neu angelegt. Die Archivierung erfolgt in einem Unterverzeichnis.</text:p>
        </text:list-item>
      </text:list>
      <text:p text:style-name="Textbody">Betroffene User Stories: Alle</text:p>
      <text:h text:style-name="Überschrift2" text:outline-level="2">Alle Sensorwerte werden auf Plausibilität überprüft</text:h>
      <text:p text:style-name="Textbody">Details: Für alle Sensorwerte müssen Plausibilitätsintervalle festgelegt und überprüft.</text:p>
      <text:p text:style-name="Textbody">Betroffene User Stories: … (zu ergänzende Stories bzw. neue Stories)</text:p>
      <text:h text:style-name="Überschrift2" text:outline-level="2">Performanz</text:h>
      <text:p text:style-name="Textbody">Details: Das System muss binnen einer Sekunde auf den Nutzer reagieren. (Antwort auf die Anfrage oder zumindest Visualisierung der Ausführung).</text:p>
      <text:h text:style-name="Überschrift2" text:outline-level="2">Zuverlässigkeit</text:h>
      <text:p text:style-name="Textbody">Details: Das System darf nicht abstürzen. Dennoch müssen die einzelnen Komponenten im Bedarfsfall neu initialisiert werden.</text:p>
      <text:p text:style-name="Textbody"/>
      <text:h text:style-name="Überschrift1" text:outline-level="1">Risiken und Sicherheitsanforderungen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Fehlerursache</text:p>
          </table:table-cell>
          <table:table-cell table:style-name="TableCell12">
            <text:p text:style-name="TableContents">Risiko</text:p>
          </table:table-cell>
          <table:table-cell table:style-name="TableCell13">
            <text:p text:style-name="TableContents">Wahrschein-lichkeit</text:p>
          </table:table-cell>
          <table:table-cell table:style-name="TableCell14">
            <text:p text:style-name="TableContents">Auswirkungen</text:p>
          </table:table-cell>
          <table:table-cell table:style-name="TableCell15">
            <text:p text:style-name="TableContents">Gegenmaßnahmen</text:p>
          </table:table-cell>
        </table:table-row>
        <table:table-row table:style-name="TableRow16">
          <table:table-cell table:style-name="TableCell17">
            <text:p text:style-name="TableContents">Temperatursensor gibt falsche Werte</text:p>
          </table:table-cell>
          <table:table-cell table:style-name="TableCell18">
            <text:p text:style-name="TableContents">Raum wird überhitzt.</text:p>
          </table:table-cell>
          <table:table-cell table:style-name="TableCell19">
            <text:p text:style-name="TableContents">Hoch</text:p>
          </table:table-cell>
          <table:table-cell table:style-name="TableCell20">
            <text:p text:style-name="TableContents">Büroräume: Komfort / geringe Kosten</text:p>
            <text:p text:style-name="TableContents">Technikräume: hohe Kosten / Gesundheit und Leben (Brandgefahr)</text:p>
          </table:table-cell>
          <table:table-cell table:style-name="TableCell21">
            <text:p text:style-name="TableContents">Plausibilitätsüber-prüfung von Sensorwerten (Anforderung 1.2)</text:p>
            <text:p text:style-name="TableContents">Redundante Sensoren</text:p>
          </table:table-cell>
        </table:table-row>
        <table:table-row table:style-name="TableRow22">
          <table:table-cell table:style-name="TableCell23">
            <text:p text:style-name="TableContents">...</text:p>
          </table:table-cell>
          <table:table-cell table:style-name="TableCell24">
            <text:p text:style-name="TableContents"/>
          </table:table-cell>
          <table:table-cell table:style-name="TableCell25">
            <text:p text:style-name="TableContents"/>
          </table:table-cell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</table:table-row>
      </table:table>
      <text:p text:style-name="Textbody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Sim04</dc:creator>
    <meta:creation-date>2020-04-02T09:48:00Z</meta:creation-date>
    <dc:date>2021-05-03T11:34:00Z</dc:date>
    <meta:template xlink:href="Normal" xlink:type="simple"/>
    <meta:editing-cycles>13</meta:editing-cycles>
    <meta:editing-duration>PT0S</meta:editing-duration>
    <meta:document-statistic meta:page-count="1" meta:paragraph-count="2" meta:word-count="166" meta:character-count="1213" meta:row-count="8" meta:non-whitespace-character-count="1049"/>
  </office:meta>
</office:document-meta>
</file>